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c2c2" officeooo:paragraph-rsid="001fa51c"/>
    </style:style>
    <style:style style:name="P2" style:family="paragraph" style:parent-style-name="Text_20_body">
      <style:text-properties officeooo:paragraph-rsid="00246ec4"/>
    </style:style>
    <style:style style:name="P3" style:family="paragraph" style:parent-style-name="Standard">
      <style:text-properties officeooo:rsid="00376786" officeooo:paragraph-rsid="00376786"/>
    </style:style>
    <style:style style:name="P4" style:family="paragraph" style:parent-style-name="Standard">
      <style:text-properties officeooo:paragraph-rsid="00376786"/>
    </style:style>
    <style:style style:name="P5" style:family="paragraph" style:parent-style-name="Title">
      <style:text-properties officeooo:rsid="00411a84" officeooo:paragraph-rsid="00411a84"/>
    </style:style>
    <style:style style:name="P6" style:family="paragraph" style:parent-style-name="Source_20_Code">
      <style:text-properties officeooo:paragraph-rsid="00411a84"/>
    </style:style>
    <style:style style:name="P7" style:family="paragraph" style:parent-style-name="Heading_20_1">
      <style:text-properties officeooo:paragraph-rsid="001fa51c"/>
    </style:style>
    <style:style style:name="P8" style:family="paragraph" style:parent-style-name="Standard">
      <style:text-properties officeooo:paragraph-rsid="0045c1da"/>
    </style:style>
    <style:style style:name="T1" style:family="text">
      <style:text-properties fo:font-weight="bold" officeooo:rsid="0013f34e" style:font-size-asian="9pt" style:font-weight-asian="bold" style:font-size-complex="9pt" style:font-weight-complex="bold"/>
    </style:style>
    <style:style style:name="T2" style:family="text">
      <style:text-properties officeooo:rsid="001c232c"/>
    </style:style>
    <style:style style:name="T3" style:family="text">
      <style:text-properties officeooo:rsid="001ed290"/>
    </style:style>
    <style:style style:name="T4" style:family="text">
      <style:text-properties officeooo:rsid="00234ff2"/>
    </style:style>
    <style:style style:name="T5" style:family="text">
      <style:text-properties officeooo:rsid="00246ec4"/>
    </style:style>
    <style:style style:name="T6" style:family="text">
      <style:text-properties officeooo:rsid="0025cf86"/>
    </style:style>
    <style:style style:name="T7" style:family="text">
      <style:text-properties officeooo:rsid="002cbfe1"/>
    </style:style>
    <style:style style:name="T8" style:family="text">
      <style:text-properties officeooo:rsid="002db377"/>
    </style:style>
    <style:style style:name="T9" style:family="text">
      <style:text-properties officeooo:rsid="003063da"/>
    </style:style>
    <style:style style:name="T10" style:family="text">
      <style:text-properties officeooo:rsid="00356d8c"/>
    </style:style>
    <style:style style:name="T11" style:family="text">
      <style:text-properties officeooo:rsid="00376786"/>
    </style:style>
    <style:style style:name="T12" style:family="text">
      <style:text-properties officeooo:rsid="0039379f"/>
    </style:style>
    <style:style style:name="T13" style:family="text">
      <style:text-properties officeooo:rsid="003b820d"/>
    </style:style>
    <style:style style:name="T14" style:family="text">
      <style:text-properties officeooo:rsid="00411a84"/>
    </style:style>
    <style:style style:name="T15" style:family="text">
      <style:text-properties officeooo:rsid="0043ef55"/>
    </style:style>
    <style:style style:name="T16" style:family="text">
      <style:text-properties officeooo:rsid="0045c1da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45c1da"/>
    </style:style>
    <style:style style:name="T19" style:family="text">
      <style:text-properties fo:color="#0000ff" loext:opacity="100%"/>
    </style:style>
    <style:style style:name="T20" style:family="text">
      <style:text-properties officeooo:rsid="004737ce"/>
    </style:style>
    <style:style style:name="T21" style:family="text">
      <style:text-properties style:text-underline-style="solid" style:text-underline-width="auto" style:text-underline-color="font-color" officeooo:rsid="004737ce"/>
    </style:style>
    <style:style style:name="T22" style:family="text">
      <style:text-properties style:text-underline-style="none" officeooo:rsid="00473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FFmpeg</text:span> </text:p>
      <text:h text:style-name="P7" text:outline-level="1">Exif<text:span text:style-name="T4">T</text:span>ool</text:h>
      <text:p text:style-name="P8">Install<text:span text:style-name="T3">é </text:span><text:a xlink:type="simple" xlink:href="https://github.com/exiftool/exiftool.git" text:style-name="Internet_20_link" text:visited-style-name="Visited_20_Internet_20_Link"><text:span text:style-name="Source_20_Text"><text:span text:style-name="T16">p</text:span></text:span></text:a><text:span text:style-name="Source_20_Text"><text:span text:style-name="T16">ar </text:span></text:span><text:span text:style-name="Source_20_Text"><text:span text:style-name="T1">sudo apt update</text:span></text:span></text:p>
      <text:p text:style-name="P1"><text:span text:style-name="Source_20_Text"/></text:p>
      <text:h text:style-name="Heading_20_2" text:outline-level="2">Quelques commandes <text:span text:style-name="T16">FFmpeg</text:span></text:h>
      <text:p text:style-name="Text_20_body"><text:span text:style-name="T16">Convertir un .mkv en .mp4 sans changer le codage vidéo ou audio </text:span><text:span text:style-name="T20">(.mp4 plus actuel et ExifTool peux lire et écrire des tags Exif dans un .mp4, </text:span><text:span text:style-name="T21">pas</text:span><text:span text:style-name="T22"> dan sun .mkv</text:span><text:span text:style-name="T20">)</text:span></text:p>
      <text:p text:style-name="Text_20_body"><text:span text:style-name="Source_20_Text"><text:span text:style-name="T17">&amp; ffmpeg -i "./</text:span></text:span><text:span text:style-name="Source_20_Text"><text:span text:style-name="T18">test.mkv</text:span></text:span><text:span text:style-name="Source_20_Text"><text:span text:style-name="T17">" -c:v copy -c:a copy "./</text:span></text:span><text:span text:style-name="Source_20_Text"><text:span text:style-name="T18">test.mp4</text:span></text:span><text:span text:style-name="Source_20_Text"><text:span text:style-name="T17">"</text:span></text:span></text:p>
      <text:p text:style-name="Text_20_body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font-size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21cm" fo:margin-bottom="0.21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20_Code" style:display-name="Source Code" style:family="paragraph" style:parent-style-name="Text_20_body" style:master-page-name="">
      <loext:graphic-properties draw:fill="solid" draw:fill-color="#dddddd"/>
      <style:paragraph-properties fo:margin-left="0.3cm" fo:margin-right="0cm" fo:margin-top="0cm" fo:margin-bottom="0cm" style:contextual-spacing="false" fo:line-height="100%" fo:hyphenation-ladder-count="no-limit" fo:text-indent="-0.3cm" style:auto-text-indent="false" style:page-number="auto" fo:background-color="#dddddd">
        <style:tab-stops/>
      </style:paragraph-properties>
      <style:text-properties style:font-name="Liberation Mono1" fo:font-family="'Liberation Mono'" style:font-style-name="Regular" style:font-family-generic="modern" style:font-pitch="fixed" fo:font-size="9pt" fo:hyphenate="false" fo:hyphenation-remain-char-count="2" fo:hyphenation-push-char-count="2" loext:hyphenation-no-caps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fo:font-weight="normal" officeooo:rsid="0007c2c2" fo:background-color="#dddddd" style:font-name-asian="Noto Sans Mono CJK SC" style:font-family-asian="'Noto Sans Mono CJK SC'" style:font-family-generic-asian="modern" style:font-pitch-asian="fixed" style:font-size-asian="9pt" style:font-weight-asian="bold" style:font-name-complex="Liberation Mono" style:font-family-complex="'Liberation Mono'" style:font-family-generic-complex="modern" style:font-pitch-complex="fixe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7:51:23.948629111</meta:creation-date>
    <dc:title>Readme_template</dc:title>
    <meta:editing-duration>PT13H21M18S</meta:editing-duration>
    <meta:editing-cycles>34</meta:editing-cycles>
    <meta:generator>LibreOffice/7.3.7.2$Linux_X86_64 LibreOffice_project/30$Build-2</meta:generator>
    <dc:date>2025-02-18T07:35:30.894739014</dc:date>
    <meta:document-statistic meta:table-count="0" meta:image-count="0" meta:object-count="0" meta:page-count="1" meta:paragraph-count="6" meta:word-count="50" meta:character-count="284" meta:non-whitespace-character-count="239"/>
    <meta:template xlink:type="simple" xlink:actuate="onRequest" xlink:title="Readme_template" xlink:href="../../../Templates/Readme_template.ott" meta:date="2025-01-15T07:51:23.041813392"/>
  </office:meta>
</office:document-meta>
</file>